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c9211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3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default-cell-style-name="Default"/>
        <table:table-column table:style-name="co2" table:number-columns-repeated="2" table:default-cell-style-name="ce7"/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 table:number-columns-spanned="6" table:number-rows-spanned="1">
            <text:p>LAN10</text:p>
          </table:table-cell>
          <table:covered-table-cell table:style-name="Default"/>
          <table:covered-table-cell/>
          <table:covered-table-cell table:style-name="ce5"/>
          <table:covered-table-cell table:number-columns-repeated="2" table:style-name="Default"/>
          <table:table-cell table:style-name="ce5" office:value-type="string" calcext:value-type="string" table:number-columns-spanned="6" table:number-rows-spanned="1">
            <text:p>WAN</text:p>
          </table:table-cell>
          <table:covered-table-cell table:style-name="Default"/>
          <table:covered-table-cell/>
          <table:covered-table-cell table:style-name="ce5"/>
          <table:covered-table-cell table:number-columns-repeated="2" table:style-name="Default"/>
        </table:table-row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5" office:value-type="string" calcext:value-type="string" table:number-columns-spanned="3" table:number-rows-spanned="1">
            <text:p>N=3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5" office:value-type="string" calcext:value-type="string" table:number-columns-spanned="3" table:number-rows-spanned="1">
            <text:p>N=3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39.5" calcext:value-type="float">
            <text:p>39.5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120.8" calcext:value-type="float">
            <text:p>120.8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float" office:value="2609" calcext:value-type="float">
            <text:p>2609</text:p>
          </table:table-cell>
          <table:table-cell table:style-name="ce3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877" calcext:value-type="float">
            <text:p>7877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overflow</text:p>
          </table:table-cell>
          <table:table-cell table:style-name="ce3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1144" calcext:value-type="float">
            <text:p>1144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10230.7 (swap)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82289 (swap)</text:p>
          </table:table-cell>
          <table:table-cell table:style-name="Default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203" calcext:value-type="float">
            <text:p>203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744" calcext:value-type="float">
            <text:p>744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9" office:value-type="float" office:value="23436" calcext:value-type="float">
            <text:p>23436</text:p>
          </table:table-cell>
          <table:table-cell table:style-name="ce3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646" calcext:value-type="float">
            <text:p>12646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361" calcext:value-type="float">
            <text:p>5361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09" calcext:value-type="float">
            <text:p>513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551067" calcext:value-type="float">
            <text:p>551067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288" calcext:value-type="float">
            <text:p>72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658" calcext:value-type="float">
            <text:p>266658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998" calcext:value-type="float">
            <text:p>7998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2099" calcext:value-type="float">
            <text:p>26209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91195" calcext:value-type="float">
            <text:p>911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270652" calcext:value-type="float">
            <text:p>127065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2748" calcext:value-type="float">
            <text:p>427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843883" calcext:value-type="float">
            <text:p>843883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7.51" calcext:value-type="float">
            <text:p>37.51</text:p>
          </table:table-cell>
          <table:table-cell table:style-name="ce3" office:value-type="float" office:value="1.866" calcext:value-type="float">
            <text:p>1.86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4.26" calcext:value-type="float">
            <text:p>74.26</text:p>
          </table:table-cell>
          <table:table-cell table:style-name="ce3" office:value-type="float" office:value="6.03" calcext:value-type="float">
            <text:p>6.0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8.23" calcext:value-type="float">
            <text:p>78.23</text:p>
          </table:table-cell>
          <table:table-cell table:style-name="ce3" office:value-type="float" office:value="45.96" calcext:value-type="float">
            <text:p>45.9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65.86" calcext:value-type="float">
            <text:p>65.86</text:p>
          </table:table-cell>
          <table:table-cell table:style-name="ce3" office:value-type="float" office:value="10.2" calcext:value-type="float">
            <text:p>10.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284" calcext:value-type="float">
            <text:p>3284</text:p>
          </table:table-cell>
          <table:table-cell table:style-name="ce3" office:value-type="float" office:value="40.96" calcext:value-type="float">
            <text:p>40.9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float" office:value="15350" calcext:value-type="float">
            <text:p>15350</text:p>
          </table:table-cell>
          <table:table-cell table:style-name="ce3" office:value-type="float" office:value="123.6" calcext:value-type="float">
            <text:p>123.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0113" calcext:value-type="float">
            <text:p>10113</text:p>
          </table:table-cell>
          <table:table-cell table:style-name="ce3" office:value-type="float" office:value="40.66" calcext:value-type="float">
            <text:p>40.6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3" table:number-columns-repeated="5"/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4.7" calcext:value-type="float">
            <text:p>124.7</text:p>
          </table:table-cell>
          <table:table-cell table:style-name="ce3" office:value-type="float" office:value="8.8" calcext:value-type="float">
            <text:p>8.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70" calcext:value-type="float">
            <text:p>370</text:p>
          </table:table-cell>
          <table:table-cell table:style-name="ce3" office:value-type="float" office:value="41.86" calcext:value-type="float">
            <text:p>41.8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4569" calcext:value-type="float">
            <text:p>45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22815" calcext:value-type="float">
            <text:p>122815</text:p>
          </table:table-cell>
          <table:table-cell table:style-name="ce3" office:value-type="float" office:value="42.366" calcext:value-type="float">
            <text:p>42.36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8T11:22:57.631418996</dc:date>
    <meta:editing-duration>P1DT47M45S</meta:editing-duration>
    <meta:editing-cycles>107</meta:editing-cycles>
    <meta:generator>LibreOffice/7.3.7.2$Linux_X86_64 LibreOffice_project/30$Build-2</meta:generator>
    <meta:document-statistic meta:table-count="1" meta:cell-count="335" meta:object-count="0"/>
  </office:meta>
</office:document-meta>
</file>